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0" style:family="paragraph" style:parent-style-name="Text_20_body">
      <style:text-properties officeooo:rsid="0034a943" officeooo:paragraph-rsid="0034a943"/>
    </style:style>
    <style:style style:name="P51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7" style:family="paragraph" style:parent-style-name="Text_20_body">
      <style:text-properties officeooo:rsid="004cab15" officeooo:paragraph-rsid="004cab15"/>
    </style:style>
    <style:style style:name="P58" style:family="paragraph" style:parent-style-name="Text_20_body">
      <style:text-properties officeooo:rsid="004cf295" officeooo:paragraph-rsid="004cf295"/>
    </style:style>
    <style:style style:name="P59" style:family="paragraph" style:parent-style-name="Text_20_body">
      <style:text-properties officeooo:rsid="004e8958" officeooo:paragraph-rsid="004e8958"/>
    </style:style>
    <style:style style:name="P60" style:family="paragraph" style:parent-style-name="Text_20_body">
      <style:text-properties officeooo:rsid="004e8958" officeooo:paragraph-rsid="004cf295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5" style:family="paragraph" style:parent-style-name="Figure">
      <style:text-properties officeooo:paragraph-rsid="005d530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7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0" style:family="paragraph" style:parent-style-name="Text_20_body">
      <style:text-properties officeooo:paragraph-rsid="004cab15"/>
    </style:style>
    <style:style style:name="P71" style:family="paragraph" style:parent-style-name="Standard">
      <style:paragraph-properties fo:text-align="center" style:justify-single-word="false"/>
      <style:text-properties fo:color="#ff0000" loext:opacity="100%" officeooo:rsid="0066c6ed" officeooo:paragraph-rsid="0066c6e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officeooo:rsid="003698e4" officeooo:paragraph-rsid="003698e4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officeooo:rsid="00698cbb" officeooo:paragraph-rsid="00698cbb"/>
    </style:style>
    <style:style style:name="P75" style:family="paragraph" style:parent-style-name="Standard">
      <style:paragraph-properties fo:text-align="center" style:justify-single-word="false"/>
      <style:text-properties officeooo:rsid="0069fa0e" officeooo:paragraph-rsid="0069fa0e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ae092" officeooo:paragraph-rsid="006ae092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6ae092" officeooo:paragraph-rsid="006ae092" style:font-weight-asian="bold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ff0000" loext:opacity="100%" fo:font-weight="normal" officeooo:rsid="00752ea9" officeooo:paragraph-rsid="00752ea9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ff0000" loext:opacity="100%" fo:font-weight="normal" officeooo:rsid="007d95a9" officeooo:paragraph-rsid="007d95a9" style:font-weight-asian="normal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weight="normal" officeooo:rsid="00486684" officeooo:paragraph-rsid="006fd299" style:font-weight-asian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weight="normal" officeooo:rsid="00486684" officeooo:paragraph-rsid="00714bc7" style:font-weight-asian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weight="normal" officeooo:rsid="006fd299" officeooo:paragraph-rsid="006fd299" style:font-weight-asian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weight="normal" officeooo:rsid="006fd299" officeooo:paragraph-rsid="00714bc7" style:font-weight-asian="normal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weight="normal" officeooo:rsid="00702ec6" officeooo:paragraph-rsid="00702ec6" style:font-weight-asian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weight="normal" officeooo:rsid="00714bc7" officeooo:paragraph-rsid="00714bc7" style:font-weight-asian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font-weight="normal" officeooo:rsid="00739d25" officeooo:paragraph-rsid="00739d25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font-weight="normal" officeooo:rsid="00752ea9" officeooo:paragraph-rsid="00752ea9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font-weight="normal" officeooo:rsid="00752ea9" officeooo:paragraph-rsid="0080bb26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font-weight="normal" officeooo:rsid="00752ea9" officeooo:paragraph-rsid="008195bb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font-weight="normal" officeooo:rsid="007d95a9" officeooo:paragraph-rsid="007d95a9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font-weight="normal" officeooo:rsid="007ed66d" officeooo:paragraph-rsid="007ed66d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font-weight="normal" officeooo:rsid="008195bb" officeooo:paragraph-rsid="008195bb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font-weight="normal" officeooo:rsid="00827a3b" officeooo:paragraph-rsid="00827a3b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font-weight="normal" officeooo:rsid="0082b1e7" officeooo:paragraph-rsid="0082b1e7" style:font-weight-asian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officeooo:rsid="006d2437" officeooo:paragraph-rsid="006d2437"/>
    </style:style>
    <style:style style:name="P100" style:family="paragraph" style:parent-style-name="Text_20_body">
      <style:paragraph-properties fo:text-align="justify" style:justify-single-word="false"/>
      <style:text-properties officeooo:rsid="006e2431" officeooo:paragraph-rsid="006e2431"/>
    </style:style>
    <style:style style:name="P101" style:family="paragraph" style:parent-style-name="Text_20_body">
      <style:paragraph-properties fo:text-align="start" style:justify-single-word="false"/>
      <style:text-properties fo:font-weight="bold" officeooo:rsid="0039b2ec" officeooo:paragraph-rsid="006fd299" style:font-weight-asian="bold" style:font-weight-complex="bold"/>
    </style:style>
    <style:style style:name="P102" style:family="paragraph" style:parent-style-name="Text_20_body">
      <style:paragraph-properties fo:text-align="start" style:justify-single-word="false"/>
      <style:text-properties fo:font-weight="bold" officeooo:rsid="006fd299" officeooo:paragraph-rsid="006fd299" style:font-weight-asian="bold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weight="bold" officeooo:rsid="00752ea9" officeooo:paragraph-rsid="007d95a9" style:font-weight-asian="bold" style:font-weight-complex="bold"/>
    </style:style>
    <style:style style:name="P104" style:family="paragraph" style:parent-style-name="Text_20_body">
      <style:paragraph-properties fo:text-align="justify" style:justify-single-word="false"/>
      <style:text-properties fo:font-weight="bold" officeooo:rsid="00752ea9" officeooo:paragraph-rsid="0080bb26" style:font-weight-asian="bold" style:font-weight-complex="bold"/>
    </style:style>
    <style:style style:name="P105" style:family="paragraph" style:parent-style-name="Text_20_body">
      <style:paragraph-properties fo:text-align="center" style:justify-single-word="false"/>
      <style:text-properties fo:font-weight="bold" officeooo:rsid="00752ea9" officeooo:paragraph-rsid="00752ea9" style:font-weight-asian="bold" style:font-weight-complex="bold"/>
    </style:style>
    <style:style style:name="P106" style:family="paragraph" style:parent-style-name="Text_20_body">
      <style:paragraph-properties fo:text-align="justify" style:justify-single-word="false"/>
      <style:text-properties fo:font-weight="bold" officeooo:rsid="007d95a9" officeooo:paragraph-rsid="007d95a9" style:font-weight-asian="bold" style:font-weight-complex="bold"/>
    </style:style>
    <style:style style:name="P107" style:family="paragraph" style:parent-style-name="Text_20_body">
      <style:paragraph-properties fo:text-align="center" style:justify-single-word="false"/>
      <style:text-properties fo:font-weight="bold" officeooo:rsid="007d95a9" officeooo:paragraph-rsid="007d95a9" style:font-weight-asian="bold" style:font-weight-complex="bold"/>
    </style:style>
    <style:style style:name="P108" style:family="paragraph" style:parent-style-name="Text_20_body">
      <style:paragraph-properties fo:text-align="center" style:justify-single-word="false"/>
      <style:text-properties fo:font-weight="bold" officeooo:rsid="0080bb26" officeooo:paragraph-rsid="0080bb26" style:font-weight-asian="bold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weight="bold" officeooo:rsid="0082b1e7" officeooo:paragraph-rsid="0082b1e7" style:font-weight-asian="bold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weight="bold" officeooo:rsid="00827a3b" officeooo:paragraph-rsid="00827a3b" style:font-weight-asian="bold" style:font-weight-complex="bold"/>
    </style:style>
    <style:style style:name="P111" style:family="paragraph" style:parent-style-name="Text_20_body">
      <style:paragraph-properties fo:text-align="justify" style:justify-single-word="false"/>
      <style:text-properties fo:font-weight="bold" officeooo:rsid="008195bb" officeooo:paragraph-rsid="008195bb" style:font-weight-asian="bold" style:font-weight-complex="bold"/>
    </style:style>
    <style:style style:name="P112" style:family="paragraph" style:parent-style-name="Text_20_body">
      <style:paragraph-properties fo:text-align="center" style:justify-single-word="false"/>
      <style:text-properties style:use-window-font-color="true" loext:opacity="0%" fo:font-weight="bold" officeooo:rsid="0066c6ed" officeooo:paragraph-rsid="0066c6ed" style:font-weight-asian="bold" style:font-weight-complex="bold"/>
    </style:style>
    <style:style style:name="P113" style:family="paragraph" style:parent-style-name="Text_20_body">
      <style:paragraph-properties fo:text-align="justify" style:justify-single-word="false"/>
      <style:text-properties style:use-window-font-color="true" loext:opacity="0%" fo:font-weight="bold" officeooo:rsid="00752ea9" officeooo:paragraph-rsid="007d95a9" style:font-weight-asian="bold" style:font-weight-complex="bold"/>
    </style:style>
    <style:style style:name="P114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P115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752ea9" officeooo:paragraph-rsid="0080bb26" style:font-weight-asian="normal" style:font-weight-complex="normal"/>
    </style:style>
    <style:style style:name="P116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7d95a9" officeooo:paragraph-rsid="007d95a9" style:font-weight-asian="normal" style:font-weight-complex="normal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2f0ac9"/>
    </style:style>
    <style:style style:name="T13" style:family="text">
      <style:text-properties officeooo:rsid="00333998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officeooo:rsid="00474bed"/>
    </style:style>
    <style:style style:name="T37" style:family="text">
      <style:text-properties officeooo:rsid="0047cb32"/>
    </style:style>
    <style:style style:name="T38" style:family="text">
      <style:text-properties officeooo:rsid="0048cb33"/>
    </style:style>
    <style:style style:name="T39" style:family="text">
      <style:text-properties officeooo:rsid="004abb76"/>
    </style:style>
    <style:style style:name="T40" style:family="text">
      <style:text-properties officeooo:rsid="004cab15"/>
    </style:style>
    <style:style style:name="T41" style:family="text">
      <style:text-properties officeooo:rsid="005325d9"/>
    </style:style>
    <style:style style:name="T42" style:family="text">
      <style:text-properties officeooo:rsid="0055a72b"/>
    </style:style>
    <style:style style:name="T43" style:family="text">
      <style:text-properties officeooo:rsid="0058a71a"/>
    </style:style>
    <style:style style:name="T44" style:family="text">
      <style:text-properties officeooo:rsid="005b384a"/>
    </style:style>
    <style:style style:name="T45" style:family="text">
      <style:text-properties officeooo:rsid="005d5307"/>
    </style:style>
    <style:style style:name="T46" style:family="text">
      <style:text-properties officeooo:rsid="0067dca2"/>
    </style:style>
    <style:style style:name="T47" style:family="text">
      <style:text-properties officeooo:rsid="00698cbb"/>
    </style:style>
    <style:style style:name="T48" style:family="text">
      <style:text-properties officeooo:rsid="0069fa0e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6cc6fa"/>
    </style:style>
    <style:style style:name="T51" style:family="text">
      <style:text-properties officeooo:rsid="006fd299"/>
    </style:style>
    <style:style style:name="T52" style:family="text">
      <style:text-properties officeooo:rsid="00752ea9"/>
    </style:style>
    <style:style style:name="T53" style:family="text">
      <style:text-properties officeooo:rsid="007a2c5c"/>
    </style:style>
    <style:style style:name="T54" style:family="text">
      <style:text-properties officeooo:rsid="007aa8f7"/>
    </style:style>
    <style:style style:name="T5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6"/>
      <text:p text:style-name="P67"><text:bookmark-start text:name="__RefHeading___Toc2761_2352077349"/>Marcin Głód <text:span text:style-name="T47">(ten, co wysyła)</text:span><text:bookmark-end text:name="__RefHeading___Toc2761_2352077349"/></text:p>
      <text:p text:style-name="P67"><text:bookmark-start text:name="__RefHeading___Toc2763_2352077349"/>Dawid Dreśliński<text:bookmark-end text:name="__RefHeading___Toc2763_2352077349"/></text:p>
      <text:p text:style-name="P6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74">Serwis rowerowy “Dętka” jest niewielkim serwisem na obrzeżach Olsztyna, w którym zatrudnionych jest dwóch mechaników, sprzedawca, oraz kierownik. Serwis jest otwarty 6 dni w tygodniu I zajmuje się świadczeniem usług z zakresu naprawy I konserwacji rowerów I hulajnóg, oraz sprzedaży części I akcesoriów rowerowych. Do obowiązków mechaników należy dokonywanie napraw pozostawionego sprzętu, dokonywanie wycen I kosztorysów, oraz przekazywanie pracownikowi-sprzedawcy informacji odnośnie części rowerowych do zamówienia. <text:span text:style-name="T48">Zadaniem sprzedawcy jest obsługa sprzedaży, dbanie o zapas dostępnych produktów poprzez kompletowanie zamówień, oraz przyjmowanie I wydawanie rowerów zostawionych na serwisie. Kierownik jest odpowiedzialny za ułożenie grafiku, weryfikację złożonych przez sprzedawcę zamówień I dbałość o gamę produktów dostępnych w sklepie.</text:span></text:p>
      <text:p text:style-name="P75">Serwis stara się nie prowadzić rezerwacji terminów napraw I zamiast tego realizować usługi czasochłonne zgodnie z kolejnością przyjęcia sprzętu do serwisu, a krótkie usługi ekspresowe realizować od ręki.</text:p>
      <text:p text:style-name="P71"/>
      <text:p text:style-name="P71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6"><text:span text:style-name="T49">Aktorzy wewnętrzni:</text:span> </text:p>
      <text:p text:style-name="P6">Mechanik</text:p>
      <text:p text:style-name="P6">sprzedawca/pracownik obsługi klienta</text:p>
      <text:p text:style-name="P77">kierownik </text:p>
      <text:p text:style-name="P77"/>
      <text:p text:style-name="P78">Aktorzy zewnętrzni:</text:p>
      <text:p text:style-name="P76">Klient</text:p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6"/>
      <text:p text:style-name="P56">Wykonywanie wyceny i kosztorysu – klient, mechanik, pracownik obsługi klienta</text:p>
      <text:p text:style-name="P56"><text:soft-page-break/>Wykonywanie napraw pozostawionego sprzętu – mechanik</text:p>
      <text:p text:style-name="P56">Kontakt klienta z sprzedawcą/ mechanikiem – klient, mechanik, pracownik obsługi klienta</text:p>
      <text:p text:style-name="P56">Zamawianie części zamiennych i narzędzi pracy – mechanik, pracownik obsługi klienta</text:p>
      <text:p text:style-name="P56">Ewidencja stanu magazynowego części zamiennych – mechanik, pracownik obsługi klienta</text:p>
      <text:p text:style-name="P56">Ewidencja klientów -mechanik, pracownik obsługi klienta</text:p>
      <text:p text:style-name="P4">Harmonogram pracy i grafik – klient, <text:s/>mechanik, pracownik obsługi klienta</text:p>
      <text:p text:style-name="P56"/>
      <text:h text:style-name="Heading_20_2" text:outline-level="2"><text:bookmark-start text:name="__RefHeading___Toc2999_2352077349"/>Lista przypadków użycia<text:bookmark-end text:name="__RefHeading___Toc2999_2352077349"/></text:h>
      <text:p text:style-name="P7"/>
      <text:p text:style-name="P7">wykonanie usług dla klientów przez mechanika</text:p>
      <text:p text:style-name="P7">zamawianie części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</text:p>
      <text:p text:style-name="P7"/>
      <text:h text:style-name="Heading_20_2" text:outline-level="2"><text:bookmark-start text:name="__RefHeading___Toc3001_2352077349"/>Lista aktorów<text:bookmark-end text:name="__RefHeading___Toc3001_2352077349"/></text:h>
      <text:p text:style-name="P3"/>
      <text:p text:style-name="P9">kierownik</text:p>
      <text:p text:style-name="P9">mechanik</text:p>
      <text:p text:style-name="P9"><text:span text:style-name="T50">sprzedawca / </text:span>pracownik obsługi klienta</text:p>
      <text:p text:style-name="P9">klient</text:p>
      <text:p text:style-name="P72"/>
      <text:p text:style-name="P10"/>
      <text:p text:style-name="P10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0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3">Rezerwacja serwisu</text:p>
      <text:p text:style-name="P15">1 klient dzwoni do serwisu</text:p>
      <text:p text:style-name="P15">2 pracownik obsługi odbiera</text:p>
      <text:p text:style-name="P15">3 pacjent zgłasza potrzebę naprawy roweru</text:p>
      <text:p text:style-name="P15">4 pracownik proponuje termin</text:p>
      <text:p text:style-name="P15">5 klient potwierdza</text:p>
      <text:p text:style-name="P15">6 pracownik rezerwuje termin</text:p>
      <text:p text:style-name="P15">7 klient kończy połączenie</text:p>
      <text:p text:style-name="P15"/>
      <text:p text:style-name="P15">alternatywnie:</text:p>
      <text:p text:style-name="P15">1 klient przychodzi do serwisu</text:p>
      <text:p text:style-name="P15">2 pracownik wita się z klientem</text:p>
      <text:p text:style-name="P15"><text:soft-page-break/></text:p>
      <text:p text:style-name="P15">5 klientowi nie pasuje</text:p>
      <text:p text:style-name="P15">6 pracownik proponuje inny termin</text:p>
      <text:p text:style-name="P15">7 klient potwierdza</text:p>
      <text:p text:style-name="P17">8 pracownik rezerwuje termin</text:p>
      <text:p text:style-name="P17"/>
      <text:p text:style-name="P18">5 klientowi nie pasuje</text:p>
      <text:p text:style-name="P16">6 pracownik proponuje inny termin</text:p>
      <text:p text:style-name="P16">7 klient <text:span text:style-name="T12">rezygnuje</text:span></text:p>
      <text:p text:style-name="P18"/>
      <text:p text:style-name="P14">Wykonanie usługi</text:p>
      <text:p text:style-name="P18">1 klient przychodzi z rowerem do serwisu</text:p>
      <text:p text:style-name="P18">2 <text:span text:style-name="T13">mechanik wita się z klientem</text:span></text:p>
      <text:p text:style-name="P21">3 klient przedstawia jaki zakres usług go interesuje</text:p>
      <text:p text:style-name="P21">4 mechanik dokonuje wyceny i przedstawia kosztorys</text:p>
      <text:p text:style-name="P21">5 klient zgadza się</text:p>
      <text:p text:style-name="P21">6 mechanik przystępuje do naprawy roweru</text:p>
      <text:p text:style-name="P22">7 mechanik zapisuje informacje o naprawie w ewidencji</text:p>
      <text:p text:style-name="P22">8 mechanik wystawia kwit do opłacenia</text:p>
      <text:p text:style-name="P22">9 klient płaci</text:p>
      <text:p text:style-name="P22">10 pracownik wydaje pokwitowanie</text:p>
      <text:p text:style-name="P21"/>
      <text:p text:style-name="P21">alternatywnie:</text:p>
      <text:p text:style-name="P21">4 mechanik dokonuje oceny roweru i odmawia wykonania usługi</text:p>
      <text:p text:style-name="P21">5 klient rezygnuje</text:p>
      <text:p text:style-name="P21"/>
      <text:p text:style-name="P21">5 klient nie zgadza się</text:p>
      <text:p text:style-name="P21">6 mechanik proponuje inny zakres usług</text:p>
      <text:p text:style-name="P21">7 klient wyraża zgodę</text:p>
      <text:p text:style-name="P21"/>
      <text:p text:style-name="P21">5 klient nie zgadza się</text:p>
      <text:p text:style-name="P21">6 mechanik proponuje inny zakres usług</text:p>
      <text:p text:style-name="P21">7 klient rezygnuje</text:p>
      <text:p text:style-name="P18"/>
      <text:h text:style-name="Heading_20_1" text:outline-level="1"><text:bookmark-start text:name="__RefHeading___Toc2769_2352077349"/><text:span text:style-name="T43">2. </text:span>Analiza wymagań Systemu Informacyjnego<text:bookmark-end text:name="__RefHeading___Toc2769_2352077349"/></text:h>
      <text:p text:style-name="P50">System informacyjny <text:span text:style-name="T14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99">Głównym celem realizowanym poprzez wdrożenie systemu informacyjnego jest poprawa efektywności funkcjonowania serwisu rowerowego poprzez uporządkowanie I przyspieszenie przepływu danych, w tym danych osobowych, oraz usprawnienie procesu zamówień, co zarówno przyspieszy proces <text:soft-page-break/>pozyskiwania brakujących części na serwisie, skracając czas potrzebny na realizację napraw, jak I ułatwi comiesięczne rozliczenie z dostawcami, oraz dystrybutorami części.</text:p>
      <text:p text:style-name="P100">Skrócenie czasu potrzebnego pracownikom na ręczne prowadzenie dokumentacji I walkę z biurokracją bezpośrednio przełoży się na zwiększenie ilości wykonywanych napraw w tym samym czasie, oraz pozostawi sprzedawcy więcej czasu, który może poświęcić klientom, zapewniając tym samym wyższą jakość obsługi. Stworzenie bazy danych zawierającą historię prowadzonych napraw ułatwi również mechanikom diagnozę I przyczyni się do poprawy jakości świadczonych usług. Utrzymanie regularnie inwentaryzowanej ewidencji części zamiennych I produktów dostępnych w serwisie zapewni płynniejszy proces planowania dostaw I zamówień, oraz przyczyni się do sprawniejszej obsługi klienta.</text:p>
      <text:p text:style-name="P100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8"/>
      <text:p text:style-name="P8">zamawianie części i narzędzi pracy</text:p>
      <text:p text:style-name="P33">ewidencja stanu magazynowego części zamiennych</text:p>
      <text:p text:style-name="P79">wykonywanie wyceny</text:p>
      <text:p text:style-name="P79">ewidencja klientów</text:p>
      <text:p text:style-name="P79">kreacja harmonogramu</text:p>
      <text:p text:style-name="P79">wykonywanie napraw/sprzedaż</text:p>
      <text:p text:style-name="P33"/>
      <text:h text:style-name="Heading_20_3" text:outline-level="3"><text:bookmark-start text:name="__RefHeading___Toc3009_2352077349"/>Aktorzy SI<text:bookmark-end text:name="__RefHeading___Toc3009_2352077349"/></text:h>
      <text:p text:style-name="P34"/>
      <text:p text:style-name="P34">mechanik</text:p>
      <text:p text:style-name="P34">pracownik</text:p>
      <text:p text:style-name="P35">kierownik</text:p>
      <text:h text:style-name="Heading_20_3" text:outline-level="3"><text:bookmark-start text:name="__RefHeading___Toc3011_2352077349"/>Związki SI<text:bookmark-end text:name="__RefHeading___Toc3011_2352077349"/></text:h>
      <text:p text:style-name="P48"/>
      <text:p text:style-name="P48">asocjacja</text:p>
      <text:p text:style-name="P48">uogólnienie (generalizacja – specjalizacja)</text:p>
      <text:p text:style-name="P48">zależność<text:span text:style-name="T42">(zawieranie, rozszerzenie)</text:span></text:p>
      <text:p text:style-name="P49">realizacja</text:p>
      <text:h text:style-name="Heading_20_3" text:outline-level="3"><text:bookmark-start text:name="__RefHeading___Toc3013_2352077349"/><text:soft-page-break/>Scenariusze SI<text:bookmark-end text:name="__RefHeading___Toc3013_2352077349"/></text:h>
      <text:p text:style-name="P54"/>
      <text:p text:style-name="P54">Stwórz zamówienie</text:p>
      <text:p text:style-name="P36">1. mechanik zauważa potrzebę zamówienia części zamiennej</text:p>
      <text:p text:style-name="P36">2. mechanik przeszukuje ewidencję stanu magazynowego celem sprawdzenia dostępności I ceny części</text:p>
      <text:p text:style-name="P36">3. mechanik tworzy nowe zamówienie w hurtowni</text:p>
      <text:p text:style-name="P36">4. kierownik potwierdza zamówienie</text:p>
      <text:p text:style-name="P36"/>
      <text:p text:style-name="P36">alternatywne:</text:p>
      <text:p text:style-name="P36">4. kierownik anuluje zamówienie</text:p>
      <text:p text:style-name="P36"/>
      <text:p text:style-name="P51">Sprzedaj część</text:p>
      <text:p text:style-name="P36">1. klient wybiera część, którą chce kupić</text:p>
      <text:p text:style-name="P36">2. pracownik wyszukuje wskazaną część w ewidencji</text:p>
      <text:p text:style-name="P36">3. pracownik generuje kwit do opłacenia w kasie fiskalnej</text:p>
      <text:p text:style-name="P36">4. pracownik wraz z klientem realizują transakcję</text:p>
      <text:p text:style-name="P36"/>
      <text:p text:style-name="P37">alternanywnie:</text:p>
      <text:p text:style-name="P37">4. klient rezygnuje z zakupu</text:p>
      <text:p text:style-name="P37">5. pracownik anuluje kwit do opłacenia w kasie</text:p>
      <text:p text:style-name="P37"/>
      <text:p text:style-name="P51">Przyjmij zamówienie</text:p>
      <text:p text:style-name="P37">1. Dostawca przywozi zamówienie z hurtowni</text:p>
      <text:p text:style-name="P37">2. pracownik otwiera plik ostatniego zamówienia</text:p>
      <text:p text:style-name="P37">3. pracownik porównuje ilość otrzymanych części z zamówieniem, dla każdego zamówionego artykułu</text:p>
      <text:p text:style-name="P37">4. pracownik potwierdza przyjęcie zamówienia</text:p>
      <text:p text:style-name="P37"/>
      <text:p text:style-name="P37"><text:soft-page-break/>alternatywnie:</text:p>
      <text:p text:style-name="P37">4. pracownik znajduje rozbieżność</text:p>
      <text:p text:style-name="P37">5. pracownik tworzy korektę do zamówienia</text:p>
      <text:p text:style-name="P37">6. pracownik zatwierdza korektę do zamówienia</text:p>
      <text:p text:style-name="P37"/>
      <text:p text:style-name="P52">Edytuj zamówienie</text:p>
      <text:p text:style-name="P38"><text:span text:style-name="T17">1. </text:span>pracownik <text:span text:style-name="T17">dostrzega konieczność zamówienia dodatkowych artykułów</text:span></text:p>
      <text:p text:style-name="P39">2. pracownik otwiera ostatnie niezatwierdzone zamówienie</text:p>
      <text:p text:style-name="P39">3. pracownik dodaje kolejne artykuły do zamówienia</text:p>
      <text:p text:style-name="P39">4. pracownik zapisuje zamówienie</text:p>
      <text:p text:style-name="P39"/>
      <text:p text:style-name="P39">alternatywnie:</text:p>
      <text:p text:style-name="P39">1. pracownik dostrzega błąd w zamówieniu</text:p>
      <text:p text:style-name="P39">3. pracownik usuwa artykuły z zamówienia</text:p>
      <text:p text:style-name="P39"/>
      <text:p text:style-name="P51">Zgłoś korektę zamówienia</text:p>
      <text:p text:style-name="P40">1. pracownik dostrzega <text:span text:style-name="T18">niezgodność</text:span> w zamówieniu</text:p>
      <text:p text:style-name="P41">2. pracownik odznacza artykuł, którego dotyczy niezgodno<text:span text:style-name="T37">ść</text:span></text:p>
      <text:p text:style-name="P42">3. pracownik podaje parametry niezgodności</text:p>
      <text:p text:style-name="P42">4. pracownik zapisuje korektę zamówienia</text:p>
      <text:p text:style-name="P40"/>
      <text:p text:style-name="P53">Zrealizuj zużycie wewnętrzne </text:p>
      <text:p text:style-name="P43"><text:span text:style-name="T38">1. </text:span>mechanik potrzebuje użyć artykułu będącego na stanie w ewidencji <text:span text:style-name="T38">stanu magazynowego</text:span></text:p>
      <text:p text:style-name="P44">2. mechanik wyszukuje w ewidencji stanu magazynowego potrzebny artykuł</text:p>
      <text:p text:style-name="P44">3. mechanik edytuje stan zapasu potrzebnego artykułu</text:p>
      <text:p text:style-name="P54"/>
      <text:p text:style-name="P52">Anuluj zamówienie</text:p>
      <text:p text:style-name="P44"><text:soft-page-break/><text:span text:style-name="T39">1. </text:span>kierownik wyszukuje ostatnio utworzone zamówienia</text:p>
      <text:p text:style-name="P45">2. kierownik ewaluuje konieczność realizacji zamówienia</text:p>
      <text:p text:style-name="P45">3. kierownik oznacza zamówienie jako anulowane</text:p>
      <text:p text:style-name="P45"/>
      <text:p text:style-name="P102">Przyjmij rower do naprawy:</text:p>
      <text:p text:style-name="P85"><text:span text:style-name="T38">1. </text:span><text:span text:style-name="T51">Klient przyprowadza rower do serwisu</text:span></text:p>
      <text:p text:style-name="P89">Klient przedstawia jaki</text:p>
      <text:p text:style-name="P87"><text:s/>Mechanik sprawdza stan roweru, oceniając regulację I poziom zużycia komponentów</text:p>
      <text:p text:style-name="P102"/>
      <text:p text:style-name="P102"/>
      <text:p text:style-name="P102">wystaw fakturę:</text:p>
      <text:p text:style-name="P90">1. Mechanik kompletuje części, które powinny się znaleźć na fakturze</text:p>
      <text:p text:style-name="P90">2. mechanik przepisuje kody produktów do programu generującego kwit</text:p>
      <text:p text:style-name="P90">3. mechanik drukuje fakturę serwisu do opłacenia w kasie fiskalnej</text:p>
      <text:p text:style-name="P90"/>
      <text:p text:style-name="P90">Alternatywnie:</text:p>
      <text:p text:style-name="P90">3. mechanik dodaje do faktury wykonane usługi nie posiadające kodu produktu</text:p>
      <text:p text:style-name="P90">4. mechanik drukuje fakturę serwisu do opłacenia w kasie fiskalnej.</text:p>
      <text:p text:style-name="P102"/>
      <text:p text:style-name="P102">Utwórz harmonogramem:</text:p>
      <text:p text:style-name="P90">1. wszyscy pracownicy uzupełniają plik dyspozycyjności na dany miesiąc</text:p>
      <text:p text:style-name="P90">2. kierownik układa harmonogram w oparciu o plik dyspozycyjności</text:p>
      <text:p text:style-name="P90">3. kierownik publikuje harmonogram</text:p>
      <text:p text:style-name="P90"/>
      <text:p text:style-name="P90">Alternatywnie:</text:p>
      <text:p text:style-name="P90">4. pracownicy nie zgadzają się z opublikowanym harmonogramem</text:p>
      <text:p text:style-name="P90">5. kierownik wprowadza poprawki do harmonogramu</text:p>
      <text:p text:style-name="P102"><text:soft-page-break/></text:p>
      <text:p text:style-name="P101"><text:span text:style-name="T51">Dokonaj wyceny naprawy:</text:span> </text:p>
      <text:p text:style-name="P84"><text:span text:style-name="T38">1. </text:span><text:span text:style-name="T51">Klient przyprowadza rower do serwisu</text:span></text:p>
      <text:p text:style-name="P86">2. Mechanik sprawdza stan roweru, oceniając regulację I poziom zużycia komponentów</text:p>
      <text:p text:style-name="P86">3. mechanik, w porozumieniu z klientem ustala zakres jaki mają obejmować naprawy</text:p>
      <text:p text:style-name="P86">4. Mechanik dokonuje obliczenia sumy kosztów naprawy I wymaganych części zamiennych I przedstawia wynik klientowi w postaci wydruku kosztorysu</text:p>
      <text:p text:style-name="P86">5. klient akceptuje cenę I decyduje się zostawić rower do naprawy</text:p>
      <text:p text:style-name="P86">6. realizowany jest scenariusz “przyjmij rower do naprawy”</text:p>
      <text:p text:style-name="P45"/>
      <text:p text:style-name="P86">Alternatywnie:</text:p>
      <text:p text:style-name="P86">5. Klient akceptuje wycenę I zabiera rower celem zastanowienia się I podjęcia decyzji</text:p>
      <text:p text:style-name="P86">5. Klient nie zgadza się na podaną cenę I negocjuje zmianę zakresu napraw</text:p>
      <text:p text:style-name="P86">6. Mechanik przedstawia poprawioną wycenę</text:p>
      <text:p text:style-name="P88">5. klient akceptuje wycenę I umawia się na naprawę w późniejszym terminie.</text:p>
      <text:p text:style-name="P88"/>
      <text:h text:style-name="Heading_20_3" text:outline-level="3"><text:bookmark-start text:name="__RefHeading___Toc3015_2352077349"/>PU typu C<text:span text:style-name="T43">RUD</text:span><text:bookmark-end text:name="__RefHeading___Toc3015_2352077349"/></text:h>
      <text:p text:style-name="P24"/>
      <text:p text:style-name="P24">CRUD - <text:s/>create, read, update, delete</text:p>
      <text:p text:style-name="P24"/>
      <text:p text:style-name="P12">PU <text:span text:style-name="T15">ewidencja stanu magazynowego:</text:span></text:p>
      <text:p text:style-name="P25">C:</text:p>
      <text:p text:style-name="P25">pracownik dodaje nowy model części zamiennej do systemu</text:p>
      <text:p text:style-name="P25">R:</text:p>
      <text:p text:style-name="P25">mechanik sprawdza dostępną ilość części zamiennych</text:p>
      <text:p text:style-name="P25">kierownik sprawdza czy zapas części jest wystarczający</text:p>
      <text:p text:style-name="P25">U:</text:p>
      <text:p text:style-name="P27">wymaga wystąpienia R</text:p>
      <text:p text:style-name="P25">mechanik zdejmuje ze stanu część użytą podczas naprawy</text:p>
      <text:p text:style-name="P25">pracownik dodaje na stan przedmioty z zamówienia</text:p>
      <text:p text:style-name="P27">D:</text:p>
      <text:p text:style-name="P30">wymaga wystąpienia R</text:p>
      <text:p text:style-name="P30">kierownik usuwa część zamienną której serwis nie planuje już zamawiać</text:p>
      <text:p text:style-name="P30"/>
      <text:p text:style-name="P11"><text:soft-page-break/>PU zamawianie części I narzędzi:</text:p>
      <text:p text:style-name="P30"/>
      <text:p text:style-name="P26">C:</text:p>
      <text:p text:style-name="P30">pracownik tworzy nowe zamówienie z hurtowni</text:p>
      <text:p text:style-name="P30"/>
      <text:p text:style-name="P26">R:</text:p>
      <text:p text:style-name="P30">mechanik sprawdza, czy w ostatnim zamówieniu znalazły się potrzebne części</text:p>
      <text:p text:style-name="P30">kierownik sprawdza kwotę z zamówienia</text:p>
      <text:p text:style-name="P26"/>
      <text:p text:style-name="P26">U:</text:p>
      <text:p text:style-name="P30">wymaga wystąpienia R</text:p>
      <text:p text:style-name="P30">pracownik dodaje przedmioty do zamówienia zanim trafi ono do realizacji</text:p>
      <text:p text:style-name="P30">mechanik zmienia ilość zamów<text:span text:style-name="T16">ionych części</text:span></text:p>
      <text:p text:style-name="P26"/>
      <text:p text:style-name="P29">D:</text:p>
      <text:p text:style-name="P31">wymaga wystąpienia R</text:p>
      <text:p text:style-name="P31">kierownik anuluje zamówienie</text:p>
      <text:p text:style-name="P69"/>
      <text:p text:style-name="P68"/>
      <text:h text:style-name="Heading_20_2" text:outline-level="2"><text:bookmark-start text:name="__RefHeading___Toc2773_2352077349"/>Słowniczek pojęć<text:bookmark-end text:name="__RefHeading___Toc2773_2352077349"/></text:h>
      <text:p text:style-name="P19"/>
      <text:p text:style-name="P19">pracownik - <text:s/>pracownik obsługi klienta/ sprzedawca</text:p>
      <text:p text:style-name="P19">ewidencja klientów – baza danych klientów i historia wykonywanych dla nich napraw</text:p>
      <text:p text:style-name="P19">harmonogram pracy – plan pracy mechanika w formie kalendarza zawierający umówione naprawy</text:p>
      <text:p text:style-name="P20">kosztorys naprawy – dokument z wymienionymi częściami i usługami niezbędnymi do doprowadzenia roweru do stanu żądanego przez klienta.</text:p>
      <text:p text:style-name="P2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3">Korekta zamówienia – proces weryfikacji listy zamówionych części z listą produktów dostarczonych przez dostawcę.</text:p>
      <text:p text:style-name="P32">Rekord – wpis przedstawiający konkretny model części zamiennej w ewidencji stanu magazynowego, zawierający cenę, ilość I inne niezbędne parametry.</text:p>
      <text:p text:style-name="P28"/>
      <text:p text:style-name="P23"/>
      <text:p text:style-name="P23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3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6"/>
      <text:p text:style-name="P112">Jakie dane będziemy zbierać?</text:p>
      <text:p text:style-name="P114"><text:span text:style-name="T52">1. </text:span>Dane klientów</text:p>
      <text:p text:style-name="P114"><text:span text:style-name="T52">2. </text:span>dane pracowników</text:p>
      <text:p text:style-name="P114"><text:soft-page-break/><text:span text:style-name="T52">3. </text:span>dane zamówień</text:p>
      <text:p text:style-name="P114"><text:span text:style-name="T52">4. </text:span>dane korekt zamówień</text:p>
      <text:p text:style-name="P114"><text:span text:style-name="T52">5 </text:span><text:span text:style-name="T53">a)</text:span><text:span text:style-name="T52">. </text:span>dane usług - <text:s/><text:span text:style-name="T46">traktować jak produkt o nieograniczonej ilości</text:span></text:p>
      <text:p text:style-name="P114"><text:span text:style-name="T53">5 b)</text:span><text:span text:style-name="T52">. </text:span>dane produktów</text:p>
      <text:p text:style-name="P114"><text:span text:style-name="T54">6</text:span><text:span text:style-name="T52">. </text:span>dane wycen</text:p>
      <text:p text:style-name="P114"><text:span text:style-name="T54">7</text:span><text:span text:style-name="T52">. </text:span>dane wykonywanych napraw (interwencji) – “<text:span text:style-name="T46">fakturowanie”</text:span></text:p>
      <text:p text:style-name="P114"><text:span text:style-name="T54">8</text:span><text:span text:style-name="T52">. </text:span>dane grafiku pracy</text:p>
      <text:p text:style-name="P116">9. dane usług</text:p>
      <text:p text:style-name="P80"/>
      <text:p text:style-name="P105">Nazwy klas:</text:p>
      <text:p text:style-name="P91">1. Klient</text:p>
      <text:p text:style-name="P91">2. Pracownik</text:p>
      <text:p text:style-name="P91">3. Zamowienie</text:p>
      <text:p text:style-name="P91">4. Korekta</text:p>
      <text:p text:style-name="P81">5. <text:span text:style-name="T53">Produkt</text:span></text:p>
      <text:p text:style-name="P91"><text:span text:style-name="T53">6</text:span>. Wycena</text:p>
      <text:p text:style-name="P91"><text:span text:style-name="T53">7</text:span>. Faktura</text:p>
      <text:p text:style-name="P91"><text:span text:style-name="T54">8</text:span>. Grafik</text:p>
      <text:p text:style-name="P94">9. Usluga</text:p>
      <text:p text:style-name="P91"/>
      <text:p text:style-name="P107">Atrybuty klas:</text:p>
      <text:p text:style-name="P103">1. Klient</text:p>
      <text:p text:style-name="P94">ID_klienta</text:p>
      <text:p text:style-name="P94">email</text:p>
      <text:p text:style-name="P94">imię</text:p>
      <text:p text:style-name="P94">nazwisko</text:p>
      <text:p text:style-name="P94">telefon</text:p>
      <text:p text:style-name="P94"><text:soft-page-break/></text:p>
      <text:p text:style-name="P103">2. Pracownik</text:p>
      <text:p text:style-name="P94">ID_pracownika</text:p>
      <text:p text:style-name="P94">imię</text:p>
      <text:p text:style-name="P94">nazwisko</text:p>
      <text:p text:style-name="P94">stanowisko</text:p>
      <text:p text:style-name="P94"/>
      <text:p text:style-name="P103">3. Zamowienie</text:p>
      <text:p text:style-name="P98">ID_zamowienia</text:p>
      <text:p text:style-name="P97">ilosc</text:p>
      <text:p text:style-name="P97">koszt</text:p>
      <text:p text:style-name="P97">towar</text:p>
      <text:p text:style-name="P97"/>
      <text:p text:style-name="P103">4. Korekta</text:p>
      <text:p text:style-name="P98">ID_zamowienia</text:p>
      <text:p text:style-name="P97">ilosc</text:p>
      <text:p text:style-name="P97">towar</text:p>
      <text:p text:style-name="P97"/>
      <text:p text:style-name="P113">5. <text:span text:style-name="T53">Produkt</text:span></text:p>
      <text:p text:style-name="P116">ID_produktu</text:p>
      <text:p text:style-name="P116">cena</text:p>
      <text:p text:style-name="P116">ilość</text:p>
      <text:p text:style-name="P116">nazwa</text:p>
      <text:p text:style-name="P82"/>
      <text:p text:style-name="P103"><text:span text:style-name="T53">6</text:span>. Wycena</text:p>
      <text:p text:style-name="P95">data</text:p>
      <text:p text:style-name="P95">ID_pracownika</text:p>
      <text:p text:style-name="P95"><text:soft-page-break/>ID_produktu</text:p>
      <text:p text:style-name="P95">ID_klienta</text:p>
      <text:p text:style-name="P95">cena_produktu</text:p>
      <text:p text:style-name="P95"/>
      <text:p text:style-name="P103"><text:span text:style-name="T53">7</text:span>. Faktura</text:p>
      <text:p text:style-name="P94">ID_klienta</text:p>
      <text:p text:style-name="P94">ID_pracownika</text:p>
      <text:p text:style-name="P94">data</text:p>
      <text:p text:style-name="P94">ID_produktu</text:p>
      <text:p text:style-name="P95">cena_produktu</text:p>
      <text:p text:style-name="P95">ilosc_produktow</text:p>
      <text:p text:style-name="P94"/>
      <text:p text:style-name="P103"><text:span text:style-name="T54">8</text:span>. Grafik</text:p>
      <text:p text:style-name="P94">data</text:p>
      <text:p text:style-name="P94">ID_pracownika</text:p>
      <text:p text:style-name="P94"/>
      <text:p text:style-name="P106">9. Usługa</text:p>
      <text:p text:style-name="P94">ID_usługi</text:p>
      <text:p text:style-name="P94">nazwa</text:p>
      <text:p text:style-name="P94">cena</text:p>
      <text:p text:style-name="P108">Metody:</text:p>
      <text:p text:style-name="P104">Pracownik</text:p>
      <text:p text:style-name="P96"><text:span text:style-name="T55">sporzadz_fakture()</text:span></text:p>
      <text:p text:style-name="P96"><text:span text:style-name="T55">wyswietl_grafik()</text:span></text:p>
      <text:p text:style-name="P93"/>
      <text:p text:style-name="P111">Mechanik</text:p>
      <text:p text:style-name="P96">sporzadz_wycene()</text:p>
      <text:p text:style-name="P96"><text:soft-page-break/></text:p>
      <text:p text:style-name="P110">kierownik</text:p>
      <text:p text:style-name="P97">anuluj_zamowienie</text:p>
      <text:p text:style-name="P98">potwierdz_zamowienie</text:p>
      <text:p text:style-name="P98">sporzadz_grafik</text:p>
      <text:p text:style-name="P97"/>
      <text:p text:style-name="P109">Sprzedawca</text:p>
      <text:p text:style-name="P98">utworz_zamowienie</text:p>
      <text:h text:style-name="Heading_20_2" text:outline-level="2"><text:bookmark-start text:name="__RefHeading___Toc3021_2352077349"/>Konceptualny diagram klas dla modelu danych dziedziny problemowej<text:bookmark-end text:name="__RefHeading___Toc3021_2352077349"/></text:h>
      <text:p text:style-name="P55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4">a</text:span>wi<text:span text:style-name="T44">a</text:span>nie <text:span text:style-name="T44">części I narzędzi</text:span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55"/>
      <text:p text:style-name="P55"/>
      <text:p text:style-name="P55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5"/>
      <text:p text:style-name="P55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7">[edycja rekordu]</text:p>
      <text:p text:style-name="P47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7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5">Przykładowej Edycji Rekordu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[usunięcie rekordu]</text:p>
      <text:p text:style-name="P47"><draw:frame draw:style-name="fr1" draw:name="Frame1" text:anchor-type="char" svg:x="0.176cm" svg:y="2.282cm" svg:width="17.59cm" draw:z-index="10"><draw:text-box fo:min-height="8.576cm"><text:p text:style-name="P65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5">Diagram</text:span> <text:sequence text:ref-name="refFigure7" text:name="Figure" text:formula="ooow:Figure+1" style:num-format="1">8</text:sequence>: Model <text:span text:style-name="T45">Obiektu Przykładowego Usunięcia rekordu</text:span></text:p></draw:text-box></draw:frame><text:soft-page-break/>Kierownik Mariusz Kaszuba podejmuje decyzję o wycofaniu z oferty części zamiennych artykułu “lampka przednia”, więc <text:span text:style-name="T41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3">4. </text:span><text:span text:style-name="T40">M</text:span>odelowanie analityczne<text:bookmark-end text:name="__RefHeading___Toc2777_2352077349"/></text:h>
      <text:p text:style-name="P57">Model analityczny SI</text:p>
      <text:p text:style-name="P57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0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3">5. </text:span>Modelowanie dynamiki SI<text:bookmark-end text:name="__RefHeading___Toc2779_2352077349"/></text:h>
      <text:p text:style-name="P57">diagramy sekwencji</text:p>
      <text:p text:style-name="P57"/>
      <text:h text:style-name="Heading_20_1" text:outline-level="1"><text:bookmark-start text:name="__RefHeading___Toc2781_2352077349"/><text:span text:style-name="T43">6. </text:span>Modelowanie interfejsu użytkownika<text:bookmark-end text:name="__RefHeading___Toc2781_2352077349"/></text:h>
      <text:p text:style-name="P58"/>
      <text:p text:style-name="P60"><text:s/></text:p>
      <text:p text:style-name="P60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1"><text:a xlink:type="simple" xlink:href="#__RefHeading___Toc2991_2352077349" text:style-name="Index_20_Link" text:visited-style-name="Index_20_Link">1. Wybrane aspekty analizy biznesowej<text:tab/>2</text:a></text:p>
          <text:p text:style-name="P63"><text:a xlink:type="simple" xlink:href="#__RefHeading___Toc2767_2352077349" text:style-name="Index_20_Link" text:visited-style-name="Index_20_Link">Opis<text:tab/>2</text:a></text:p>
          <text:p text:style-name="P63"><text:a xlink:type="simple" xlink:href="#__RefHeading___Toc2993_2352077349" text:style-name="Index_20_Link" text:visited-style-name="Index_20_Link">Skład zespołu organizacji serwis rowerowy<text:tab/>2</text:a></text:p>
          <text:p text:style-name="P63"><text:a xlink:type="simple" xlink:href="#__RefHeading___Toc2995_2352077349" text:style-name="Index_20_Link" text:visited-style-name="Index_20_Link">Zakres działalności serwisu rowerowego<text:tab/>2</text:a></text:p>
          <text:p text:style-name="P63"><text:a xlink:type="simple" xlink:href="#__RefHeading___Toc2997_2352077349" text:style-name="Index_20_Link" text:visited-style-name="Index_20_Link">Osoby zaangażowane w dany proces:<text:tab/>2</text:a></text:p>
          <text:p text:style-name="P63"><text:a xlink:type="simple" xlink:href="#__RefHeading___Toc2999_2352077349" text:style-name="Index_20_Link" text:visited-style-name="Index_20_Link">Lista przypadków użycia<text:tab/>2</text:a></text:p>
          <text:p text:style-name="P63"><text:a xlink:type="simple" xlink:href="#__RefHeading___Toc3001_2352077349" text:style-name="Index_20_Link" text:visited-style-name="Index_20_Link">Lista aktorów<text:tab/>3</text:a></text:p>
          <text:p text:style-name="P63"><text:a xlink:type="simple" xlink:href="#__RefHeading___Toc3003_2352077349" text:style-name="Index_20_Link" text:visited-style-name="Index_20_Link">Scenariusze do Przypadków Użycia<text:tab/>4</text:a></text:p>
          <text:p text:style-name="P61"><text:a xlink:type="simple" xlink:href="#__RefHeading___Toc2769_2352077349" text:style-name="Index_20_Link" text:visited-style-name="Index_20_Link">2. Analiza wymagań Systemu Informacyjnego<text:tab/>5</text:a></text:p>
          <text:p text:style-name="P63"><text:a xlink:type="simple" xlink:href="#__RefHeading___Toc3005_2352077349" text:style-name="Index_20_Link" text:visited-style-name="Index_20_Link">Cel realizacji<text:tab/>5</text:a></text:p>
          <text:p text:style-name="P63"><text:a xlink:type="simple" xlink:href="#__RefHeading___Toc2771_2352077349" text:style-name="Index_20_Link" text:visited-style-name="Index_20_Link">Zakres analizy na poziomie biznesowym<text:tab/>5</text:a></text:p>
          <text:p text:style-name="P64"><text:a xlink:type="simple" xlink:href="#__RefHeading___Toc3007_2352077349" text:style-name="Index_20_Link" text:visited-style-name="Index_20_Link">Zakres SI<text:tab/>5</text:a></text:p>
          <text:p text:style-name="P64"><text:a xlink:type="simple" xlink:href="#__RefHeading___Toc3009_2352077349" text:style-name="Index_20_Link" text:visited-style-name="Index_20_Link">Aktorzy SI<text:tab/>5</text:a></text:p>
          <text:p text:style-name="P64"><text:a xlink:type="simple" xlink:href="#__RefHeading___Toc3011_2352077349" text:style-name="Index_20_Link" text:visited-style-name="Index_20_Link">Związki SI<text:tab/>5</text:a></text:p>
          <text:p text:style-name="P64"><text:a xlink:type="simple" xlink:href="#__RefHeading___Toc3013_2352077349" text:style-name="Index_20_Link" text:visited-style-name="Index_20_Link">Scenariusze SI<text:tab/>6</text:a></text:p>
          <text:p text:style-name="P64"><text:a xlink:type="simple" xlink:href="#__RefHeading___Toc3015_2352077349" text:style-name="Index_20_Link" text:visited-style-name="Index_20_Link">PU typu CRUD<text:tab/>8</text:a></text:p>
          <text:p text:style-name="P64"><text:a xlink:type="simple" xlink:href="#__RefHeading___Toc3017_2352077349" text:style-name="Index_20_Link" text:visited-style-name="Index_20_Link">Nazwy przypadków użycia SI<text:tab/>9</text:a></text:p>
          <text:p text:style-name="P63"><text:a xlink:type="simple" xlink:href="#__RefHeading___Toc2773_2352077349" text:style-name="Index_20_Link" text:visited-style-name="Index_20_Link">Słowniczek pojęć<text:tab/>9</text:a></text:p>
          <text:p text:style-name="P61"><text:a xlink:type="simple" xlink:href="#__RefHeading___Toc2775_2352077349" text:style-name="Index_20_Link" text:visited-style-name="Index_20_Link">3. Projekt modelu danych SI<text:tab/>10</text:a></text:p>
          <text:p text:style-name="P63"><text:a xlink:type="simple" xlink:href="#__RefHeading___Toc3019_2352077349" text:style-name="Index_20_Link" text:visited-style-name="Index_20_Link">Lista klas modelu danych SI<text:tab/>10</text:a></text:p>
          <text:p text:style-name="P63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3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3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1"><text:a xlink:type="simple" xlink:href="#__RefHeading___Toc2777_2352077349" text:style-name="Index_20_Link" text:visited-style-name="Index_20_Link">4. Modelowanie analityczne<text:tab/>16</text:a></text:p>
          <text:p text:style-name="P61"><text:a xlink:type="simple" xlink:href="#__RefHeading___Toc2779_2352077349" text:style-name="Index_20_Link" text:visited-style-name="Index_20_Link">5. Modelowanie dynamiki SI<text:tab/>17</text:a></text:p>
          <text:p text:style-name="P61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2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2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2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2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2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2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2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2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2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2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6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6T19:27:27.621614446</dc:date>
    <meta:editing-duration>PT4H58M23S</meta:editing-duration>
    <meta:editing-cycles>65</meta:editing-cycles>
    <meta:generator>LibreOffice/7.2.6.2$Linux_X86_64 LibreOffice_project/20$Build-2</meta:generator>
    <meta:document-statistic meta:table-count="0" meta:image-count="10" meta:object-count="0" meta:page-count="24" meta:paragraph-count="364" meta:word-count="1951" meta:character-count="14461" meta:non-whitespace-character-count="12840"/>
  </office:meta>
</office:document-meta>
</file>